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0.449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399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78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7.628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5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49cm" svg:height="1.143cm" svg:x="1.635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899cm" svg:height="1.143cm" svg:x="2.584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28cm" svg:height="1.143cm" svg:x="4.483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.128cm" svg:height="1.143cm" svg:x="9.763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715cm" svg:height="1.143cm" svg:x="17.891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1.446cm" svg:height="0.72cm" svg:x="1.381cm" svg:y="2.651cm">
            <draw:text-box>
              <text:p text:style-name="P2"><text:span text:style-name="T1">copied</text:span></text:p>
            </draw:text-box>
          </draw:frame>
          <draw:frame draw:style-name="gr7" draw:text-style-name="P3" draw:layer="layout" svg:width="1.234cm" svg:height="0.552cm" svg:x="2.905cm" svg:y="2.651cm">
            <draw:text-box>
              <text:p><text:span text:style-name="T1">class</text:span></text:p>
            </draw:text-box>
          </draw:frame>
          <draw:frame draw:style-name="gr8" draw:text-style-name="P3" draw:layer="layout" svg:width="1.582cm" svg:height="0.552cm" svg:x="6.276cm" svg:y="2.607cm">
            <draw:text-box>
              <text:p><text:span text:style-name="T1">number</text:span></text:p>
            </draw:text-box>
          </draw:frame>
          <draw:frame draw:style-name="gr8" draw:text-style-name="P3" draw:layer="layout" svg:width="3.757cm" svg:height="0.552cm" svg:x="11.975cm" svg:y="2.607cm">
            <draw:text-box>
              <text:p><text:span text:style-name="T1">option length (optional)</text:span></text:p>
            </draw:text-box>
          </draw:frame>
          <draw:frame draw:style-name="gr8" draw:text-style-name="P3" draw:layer="layout" svg:width="3.508cm" svg:height="0.552cm" svg:x="18.955cm" svg:y="2.651cm">
            <draw:text-box>
              <text:p><text:span text:style-name="T1">option data (optional)</text:span></text:p>
            </draw:text-box>
          </draw:frame>
          <draw:frame draw:style-name="gr8" draw:text-style-name="P3" draw:layer="layout" svg:width="0.68cm" svg:height="0.552cm" svg:x="1.762cm" svg:y="1.608cm">
            <draw:text-box>
              <text:p><text:span text:style-name="T1">1</text:span></text:p>
            </draw:text-box>
          </draw:frame>
          <draw:frame draw:style-name="gr9" draw:text-style-name="P3" draw:layer="layout" svg:width="0.68cm" svg:height="0.762cm" svg:x="3.159cm" svg:y="1.608cm">
            <draw:text-box>
              <text:p><text:span text:style-name="T1">2</text:span></text:p>
            </draw:text-box>
          </draw:frame>
          <draw:frame draw:style-name="gr10" draw:text-style-name="P3" draw:layer="layout" svg:width="0.68cm" svg:height="0.679cm" svg:x="6.715cm" svg:y="1.635cm">
            <draw:text-box>
              <text:p><text:span text:style-name="T1">5</text:span></text:p>
            </draw:text-box>
          </draw:frame>
          <draw:frame draw:style-name="gr11" draw:text-style-name="P3" draw:layer="layout" svg:width="0.68cm" svg:height="0.806cm" svg:x="13.274cm" svg:y="1.635cm">
            <draw:text-box>
              <text:p><text:span text:style-name="T1">8</text:span></text:p>
            </draw:text-box>
          </draw:frame>
          <draw:frame draw:style-name="gr8" draw:text-style-name="P3" draw:layer="layout" svg:width="1.624cm" svg:height="0.552cm" svg:x="20.077cm" svg:y="1.635cm">
            <draw:text-box>
              <text:p><text:span text:style-name="T1">vari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0T22:14:12.049227583</meta:creation-date>
    <dc:date>2020-07-30T22:31:06.896344915</dc:date>
    <meta:editing-duration>PT23S</meta:editing-duration>
    <meta:editing-cycles>1</meta:editing-cycles>
    <meta:document-statistic meta:object-count="16"/>
    <meta:generator>LibreOffice/6.0.2.1$Linux_X86_64 LibreOffice_project/00m0$Build-1</meta:generator>
  </office:meta>
</office:document-meta>
</file>